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996633"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9966cc"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dc2300" draw:textarea-horizontal-align="justify" draw:textarea-vertical-align="middle" draw:auto-grow-height="false"/>
    </style:style>
    <style:style style:name="gr7" style:family="graphic" style:parent-style-name="standard">
      <style:graphic-properties draw:fill="solid" draw:fill-color="#3deb3d" draw:textarea-horizontal-align="justify" draw:textarea-vertical-align="middle" draw:auto-grow-height="false" fo:min-height="0cm" fo:min-width="0cm" fo:wrap-option="no-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258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9966cc"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0.512cm"/>
    </style:style>
    <style:style style:name="gr13" style:family="graphic" style:parent-style-name="standard">
      <style:graphic-properties draw:fill="solid" draw:fill-color="#ffff00" draw:textarea-horizontal-align="justify" draw:textarea-vertical-align="middle" draw:auto-grow-height="false"/>
    </style:style>
    <style:style style:name="gr14" style:family="graphic" style:parent-style-name="standard">
      <style:graphic-properties draw:fill="solid" draw:fill-color="#ffff00" draw:textarea-horizontal-align="justify" draw:textarea-vertical-align="middle" draw:auto-grow-height="false"/>
    </style:style>
    <style:style style:name="gr15" style:family="graphic" style:parent-style-name="standard">
      <style:graphic-properties draw:fill="none"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443cm"/>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graphic-properties style:protect="size"/>
    </style:style>
    <style:style style:name="pr1" style:family="presentation" style:parent-style-name="Default-title">
      <style:graphic-properties fo:min-height="1.195cm"/>
    </style:style>
    <style:style style:name="pr2"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text-align="center"/>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xml:id="id23" draw:id="id23" draw:layer="layout" svg:width="6.866cm" svg:height="6.958cm" svg:x="0.197cm" svg:y="9.6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draw:layer="layout" svg:width="12.954cm" svg:height="6.296cm" svg:x="0.254cm" svg:y="2.086cm">
          <text:p/>
          <draw:enhanced-geometry svg:viewBox="0 0 21600 21600" draw:type="rectangle" draw:enhanced-path="M 0 0 L 21600 0 21600 21600 0 21600 0 0 Z N"/>
        </draw:custom-shape>
        <draw:frame presentation:style-name="pr1" draw:text-style-name="P2" draw:layer="layout" svg:width="17.272cm" svg:height="1.737cm" svg:x="4.318cm" svg:y="0.254cm" presentation:class="title" presentation:user-transformed="true">
          <draw:text-box>
            <text:p><text:span text:style-name="T1">DartNode Structure</text:span></text:p>
          </draw:text-box>
        </draw:frame>
        <draw:custom-shape draw:style-name="gr3" draw:text-style-name="P3" xml:id="id10" draw:id="id10" draw:layer="layout" svg:width="7.112cm" svg:height="2.286cm" svg:x="13.806cm" svg:y="5.08cm">
          <text:p text:style-name="P1"><text:span text:style-name="T2">osgDart::SkeletonNode</text:span></text:p>
          <text:p text:style-name="P1"><text:span text:style-name="T2">osg::Group</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3" xml:id="id11" draw:id="id11" draw:layer="layout" svg:width="5.742cm" svg:height="2.032cm" svg:x="14.514cm" svg:y="8.444cm">
          <text:p text:style-name="P1"><text:span text:style-name="T2">osg::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5" draw:id="id15" draw:layer="layout" svg:width="2.752cm" svg:height="1.354cm" svg:x="22.484cm" svg:y="8.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12" draw:id="id12" draw:layer="layout" svg:width="8.654cm" svg:height="6.782cm" svg:x="5.916cm" svg:y="13.7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3" xml:id="id9" draw:id="id9" draw:layer="layout" svg:width="4.13cm" svg:height="0.7cm" svg:x="8.236cm" svg:y="13.954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7" draw:id="id7" draw:layer="layout" svg:width="4.13cm" svg:height="0.7cm" svg:x="9.526cm" svg:y="15.84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8" draw:id="id8" draw:layer="layout" svg:width="2.212cm" svg:height="1.116cm" svg:x="10.162cm" svg:y="17.518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 xml:id="id13" draw:id="id13" draw:layer="layout" svg:width="10.16cm" svg:height="8.628cm" svg:x="14.724cm" svg:y="12.2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1" draw:id="id1" draw:layer="layout" svg:width="4.13cm" svg:height="0.7cm" svg:x="16.074cm" svg:y="13.762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3" draw:id="id3" draw:layer="layout" svg:width="4.13cm" svg:height="0.7cm" svg:x="19.53cm" svg:y="15.202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2" draw:id="id2" draw:layer="layout" svg:width="2.54cm" svg:height="1.462cm" svg:x="16.524cm" svg:y="15.656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xml:id="id4" draw:id="id4" draw:layer="layout" svg:width="2.212cm" svg:height="1.116cm" svg:x="20.492cm" svg:y="16.734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1" draw:layer="layout" svg:x1="18.139cm" svg:y1="14.462cm" svg:x2="17.794cm" svg:y2="15.656cm" draw:start-shape="id1" draw:start-glue-point="2" draw:end-shape="id2" draw:end-glue-point="4" svg:d="m18139 14462v597h-345v597" svg:viewBox="0 0 346 1195">
          <text:p/>
        </draw:connector>
        <draw:connector draw:style-name="gr8" draw:text-style-name="P1" draw:layer="layout" draw:line-skew="-0.046cm" svg:x1="21.595cm" svg:y1="15.902cm" svg:x2="21.598cm" svg:y2="16.734cm" draw:start-shape="id3" draw:start-glue-point="2" draw:end-shape="id4" draw:end-glue-point="4" svg:d="m21595 15902v370h3v462" svg:viewBox="0 0 4 833">
          <text:p/>
        </draw:connector>
        <draw:custom-shape draw:style-name="gr4" draw:text-style-name="P3" draw:layer="layout" svg:width="2.212cm" svg:height="1.116cm" svg:x="20.491cm" svg:y="16.733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xml:id="id5" draw:id="id5" draw:layer="layout" svg:width="4.13cm" svg:height="0.7cm" svg:x="6.225cm" svg:y="16.739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6" draw:id="id6" draw:layer="layout" svg:width="2.212cm" svg:height="1.116cm" svg:x="7.161cm" svg:y="18.017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1" draw:layer="layout" draw:line-skew="-0.172cm" svg:x1="8.29cm" svg:y1="17.439cm" svg:x2="8.267cm" svg:y2="18.017cm" draw:start-shape="id5" draw:start-glue-point="2" draw:end-shape="id6" draw:end-glue-point="4" svg:d="m8290 17439v117h-23v461" svg:viewBox="0 0 24 579">
          <text:p/>
        </draw:connector>
        <draw:connector draw:style-name="gr8" draw:text-style-name="P1" draw:layer="layout" draw:line-skew="-0.173cm" svg:x1="11.591cm" svg:y1="16.54cm" svg:x2="11.268cm" svg:y2="17.518cm" draw:start-shape="id7" draw:start-glue-point="2" draw:end-shape="id8" draw:end-glue-point="4" svg:d="m11591 16540v316h-323v662" svg:viewBox="0 0 324 979">
          <text:p/>
        </draw:connector>
        <draw:connector draw:style-name="gr8" draw:text-style-name="P1" draw:layer="layout" svg:x1="10.301cm" svg:y1="14.654cm" svg:x2="8.29cm" svg:y2="16.739cm" draw:start-shape="id9" draw:start-glue-point="2" draw:end-shape="id5" draw:end-glue-point="0" svg:d="m10301 14654v1043h-2011v1042" svg:viewBox="0 0 2012 2086">
          <text:p/>
        </draw:connector>
        <draw:connector draw:style-name="gr8" draw:text-style-name="P1" draw:layer="layout" svg:x1="10.301cm" svg:y1="14.654cm" svg:x2="11.591cm" svg:y2="15.84cm" draw:start-shape="id9" draw:start-glue-point="2" draw:end-shape="id7" draw:end-glue-point="0" svg:d="m10301 14654v593h1290v593" svg:viewBox="0 0 1291 1187">
          <text:p/>
        </draw:connector>
        <draw:frame draw:style-name="gr9" draw:text-style-name="P4" draw:layer="layout" svg:width="2.032cm" svg:height="0.645cm" svg:x="7.302cm" svg:y="19.188cm">
          <draw:text-box>
            <text:p><text:span text:style-name="T3">Joint Axis</text:span></text:p>
          </draw:text-box>
        </draw:frame>
        <draw:frame draw:style-name="gr9" draw:text-style-name="P4" draw:layer="layout" svg:width="2.286cm" svg:height="1.039cm" svg:x="10.05cm" svg:y="18.689cm">
          <draw:text-box>
            <text:p><text:span text:style-name="T3">BodyNode Frame</text:span></text:p>
          </draw:text-box>
        </draw:frame>
        <draw:frame draw:style-name="gr10" draw:layer="layout" svg:width="1.524cm" svg:height="0.962cm" svg:x="24.676cm" svg:y="15.278cm">
          <draw:text-box>
            <text:p>. . .</text:p>
          </draw:text-box>
        </draw:frame>
        <draw:custom-shape draw:style-name="gr7" draw:text-style-name="P1" xml:id="id14" draw:id="id14" draw:layer="layout" svg:width="1.878cm" svg:height="1.74cm" svg:x="25.908cm" svg:y="15.1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layer="layout" svg:width="1.524cm" svg:height="0.962cm" svg:x="20.664cm" svg:y="8.836cm">
          <draw:text-box>
            <text:p>. . .</text:p>
          </draw:text-box>
        </draw:frame>
        <draw:connector draw:style-name="gr8" draw:text-style-name="P1" draw:layer="layout" draw:line-skew="-0.186cm" svg:x1="17.362cm" svg:y1="7.366cm" svg:x2="17.385cm" svg:y2="8.444cm" draw:start-shape="id10" draw:start-glue-point="6" draw:end-shape="id11" draw:end-glue-point="4" svg:d="m17362 7366v354h23v724" svg:viewBox="0 0 24 1079">
          <text:p/>
        </draw:connector>
        <draw:connector draw:style-name="gr8" draw:text-style-name="P1" draw:layer="layout" draw:line-skew="0.615cm" svg:x1="15.354cm" svg:y1="10.179cm" svg:x2="10.243cm" svg:y2="13.792cm" draw:start-shape="id11" draw:start-glue-point="7" draw:end-shape="id12" svg:d="m15354 10179v2571h-5111v1042" svg:viewBox="0 0 5112 3614">
          <text:p/>
        </draw:connector>
        <draw:connector draw:style-name="gr8" draw:text-style-name="P1" draw:layer="layout" draw:line-skew="-0.19cm" svg:x1="19.416cm" svg:y1="10.179cm" svg:x2="19.804cm" svg:y2="12.238cm" draw:start-shape="id11" draw:start-glue-point="9" draw:end-shape="id13" draw:end-glue-point="0" svg:d="m19416 10179v989h388v1070" svg:viewBox="0 0 389 2060">
          <text:p/>
        </draw:connector>
        <draw:connector draw:style-name="gr8" draw:text-style-name="P1" draw:layer="layout" draw:line-skew="-1.621cm" svg:x1="19.416cm" svg:y1="10.179cm" svg:x2="26.847cm" svg:y2="15.116cm" draw:start-shape="id11" draw:start-glue-point="9" draw:end-shape="id14" draw:end-glue-point="0" svg:d="m19416 10179v997h7431v3940" svg:viewBox="0 0 7432 4938">
          <text:p/>
        </draw:connector>
        <draw:connector draw:style-name="gr8" draw:text-style-name="P1" draw:layer="layout" svg:x1="17.362cm" svg:y1="7.366cm" svg:x2="23.86cm" svg:y2="8.752cm" draw:start-shape="id10" draw:start-glue-point="6" draw:end-shape="id15" draw:end-glue-point="4" svg:d="m17362 7366v694h6498v692" svg:viewBox="0 0 6499 1387">
          <text:p/>
        </draw:connector>
        <draw:custom-shape draw:style-name="gr7" draw:text-style-name="P1" draw:layer="layout" svg:width="0.762cm" svg:height="0.508cm" svg:x="0.508cm" svg:y="5.6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62cm" svg:height="0.762cm" svg:x="0.508cm" svg:y="6.39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0.762cm" svg:height="0.508cm" svg:x="0.508cm" svg:y="4.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1.016cm" svg:height="0.508cm" svg:x="0.354cm" svg:y="3.95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5" draw:layer="layout" svg:width="5.334cm" svg:height="0.762cm" svg:x="1.478cm" svg:y="3.856cm">
          <draw:text-box>
            <text:p><text:span text:style-name="T2">dart::dynamics::Skeleton</text:span></text:p>
          </draw:text-box>
        </draw:frame>
        <draw:frame draw:style-name="gr12" draw:text-style-name="P5" draw:layer="layout" svg:width="5.634cm" svg:height="0.762cm" svg:x="1.478cm" svg:y="4.656cm">
          <draw:text-box>
            <text:p><text:span text:style-name="T2">dart::dynamics::BodyNode</text:span></text:p>
          </draw:text-box>
        </draw:frame>
        <draw:frame draw:style-name="gr12" draw:text-style-name="P5" draw:layer="layout" svg:width="11.984cm" svg:height="0.762cm" svg:x="1.478cm" svg:y="5.456cm">
          <draw:text-box>
            <text:p><text:span text:style-name="T2">dart::dynamics::MeshShape </text:span><text:span text:style-name="T4">(visualization or collision shape)</text:span></text:p>
          </draw:text-box>
        </draw:frame>
        <draw:frame draw:style-name="gr12" draw:text-style-name="P5" draw:layer="layout" svg:width="11.984cm" svg:height="0.762cm" svg:x="1.478cm" svg:y="6.356cm">
          <draw:text-box>
            <text:p><text:span text:style-name="T2">osgDart::BodyNodeVisuals </text:span><text:span text:style-name="T4">(Joint Axis, BodyNode Axes, etc)</text:span></text:p>
          </draw:text-box>
        </draw:frame>
        <draw:frame draw:style-name="gr10" draw:text-style-name="P6" draw:layer="layout" svg:width="2.794cm" svg:height="0.962cm" svg:x="2.278cm" svg:y="2.086cm">
          <draw:text-box>
            <text:p><text:span text:style-name="T5">Legend</text:span></text:p>
          </draw:text-box>
        </draw:frame>
        <draw:custom-shape draw:style-name="gr11" draw:text-style-name="P3" xml:id="id17" draw:id="id17" draw:layer="layout" svg:width="2.785cm" svg:height="1.271cm" svg:x="23.096cm" svg:y="5.487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layer="layout" svg:width="1.524cm" svg:height="0.962cm" svg:x="21.264cm" svg:y="5.536cm">
          <draw:text-box>
            <text:p>. . .</text:p>
          </draw:text-box>
        </draw:frame>
        <draw:custom-shape draw:style-name="gr13" draw:text-style-name="P1" xml:id="id16" draw:id="id16" draw:layer="layout" svg:width="5.588cm" svg:height="1.524cm" svg:x="14.56cm" svg:y="2.286cm">
          <text:p text:style-name="P1">osgDart::DartNode</text:p>
          <text:p text:style-name="P1">osg::Group</text:p>
          <draw:enhanced-geometry svg:viewBox="0 0 21600 21600" draw:type="rectangle" draw:enhanced-path="M 0 0 L 21600 0 21600 21600 0 21600 0 0 Z N"/>
        </draw:custom-shape>
        <draw:connector draw:style-name="gr8" draw:text-style-name="P1" draw:layer="layout" svg:x1="17.354cm" svg:y1="3.81cm" svg:x2="17.362cm" svg:y2="5.08cm" draw:start-shape="id16" draw:start-glue-point="2" draw:end-shape="id10" draw:end-glue-point="4" svg:d="m17354 3810v635h8v635" svg:viewBox="0 0 9 1271">
          <text:p/>
        </draw:connector>
        <draw:connector draw:style-name="gr8" draw:text-style-name="P1" draw:layer="layout" svg:x1="17.354cm" svg:y1="3.81cm" svg:x2="24.489cm" svg:y2="5.487cm" draw:start-shape="id16" draw:start-glue-point="2" draw:end-shape="id17" draw:end-glue-point="4" svg:d="m17354 3810v838h7135v839" svg:viewBox="0 0 7136 1678">
          <text:p/>
        </draw:connector>
        <draw:custom-shape draw:style-name="gr14" draw:text-style-name="P1" draw:layer="layout" svg:width="0.762cm" svg:height="0.508cm" svg:x="0.478cm" svg:y="3.174cm">
          <text:p/>
          <draw:enhanced-geometry svg:viewBox="0 0 21600 21600" draw:type="rectangle" draw:enhanced-path="M 0 0 L 21600 0 21600 21600 0 21600 0 0 Z N"/>
        </draw:custom-shape>
        <draw:frame draw:style-name="gr12" draw:text-style-name="P5" draw:layer="layout" svg:width="5.334cm" svg:height="0.762cm" svg:x="1.478cm" svg:y="3.056cm">
          <draw:text-box>
            <text:p><text:span text:style-name="T2">dart::simulation::World</text:span></text:p>
          </draw:text-box>
        </draw:frame>
        <draw:connector draw:style-name="gr8" draw:text-style-name="P1" draw:layer="layout" svg:x1="20.204cm" svg:y1="14.112cm" svg:x2="21.595cm" svg:y2="15.202cm" draw:start-shape="id1" draw:start-glue-point="1" draw:end-shape="id3" draw:end-glue-point="0" svg:d="m20204 14112h1391v1090" svg:viewBox="0 0 1392 1091">
          <text:p/>
        </draw:connector>
        <draw:custom-shape draw:style-name="gr15" draw:text-style-name="P1" draw:layer="layout" svg:width="4.318cm" svg:height="3.556cm" svg:x="19.434cm" svg:y="15.032cm">
          <text:p/>
          <draw:enhanced-geometry svg:viewBox="0 0 21600 21600" draw:type="rectangle" draw:enhanced-path="M 0 0 L 21600 0 21600 21600 0 21600 0 0 Z N"/>
        </draw:custom-shape>
        <draw:custom-shape draw:style-name="gr15" draw:text-style-name="P1" draw:layer="layout" svg:width="2.831cm" svg:height="2.033cm" svg:x="16.333cm" svg:y="15.656cm">
          <text:p/>
          <draw:enhanced-geometry svg:viewBox="0 0 21600 21600" draw:type="rectangle" draw:enhanced-path="M 0 0 L 21600 0 21600 21600 0 21600 0 0 Z N"/>
        </draw:custom-shape>
        <draw:frame draw:style-name="gr10" draw:text-style-name="P4" draw:layer="layout" svg:width="3.048cm" svg:height="0.645cm" svg:x="20.196cm" svg:y="17.943cm">
          <draw:text-box>
            <text:p><text:span text:style-name="T3">assimp::aiNode</text:span></text:p>
          </draw:text-box>
        </draw:frame>
        <draw:frame draw:style-name="gr10" draw:text-style-name="P4" draw:layer="layout" svg:width="3.048cm" svg:height="0.645cm" svg:x="16.396cm" svg:y="17.044cm">
          <draw:text-box>
            <text:p><text:span text:style-name="T3">assimp::aiNode</text:span></text:p>
          </draw:text-box>
        </draw:frame>
        <draw:custom-shape draw:style-name="gr4" draw:text-style-name="P3" xml:id="id22" draw:id="id22" draw:layer="layout" svg:width="4.13cm" svg:height="0.7cm" svg:x="1.592cm" svg:y="10.385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20" draw:id="id20" draw:layer="layout" svg:width="4.13cm" svg:height="0.7cm" svg:x="2.982cm" svg:y="12.571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21" draw:id="id21" draw:layer="layout" svg:width="2.212cm" svg:height="1.116cm" svg:x="3.918cm" svg:y="13.849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xml:id="id18" draw:id="id18" draw:layer="layout" svg:width="4.13cm" svg:height="0.7cm" svg:x="0.381cm" svg:y="11.77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19" draw:id="id19" draw:layer="layout" svg:width="2.212cm" svg:height="1.116cm" svg:x="1.317cm" svg:y="13.548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1" draw:layer="layout" draw:line-skew="-0.172cm" svg:x1="2.446cm" svg:y1="12.47cm" svg:x2="2.423cm" svg:y2="13.548cm" draw:start-shape="id18" draw:start-glue-point="2" draw:end-shape="id19" draw:end-glue-point="4" svg:d="m2446 12470v367h-23v711" svg:viewBox="0 0 24 1079">
          <text:p/>
        </draw:connector>
        <draw:connector draw:style-name="gr8" draw:text-style-name="P1" draw:layer="layout" draw:line-skew="-0.173cm" svg:x1="5.047cm" svg:y1="13.271cm" svg:x2="5.024cm" svg:y2="13.849cm" draw:start-shape="id20" draw:start-glue-point="2" draw:end-shape="id21" draw:end-glue-point="4" svg:d="m5047 13271v116h-23v462" svg:viewBox="0 0 24 579">
          <text:p/>
        </draw:connector>
        <draw:connector draw:style-name="gr8" draw:text-style-name="P1" draw:layer="layout" draw:line-skew="-0.252cm" svg:x1="3.657cm" svg:y1="11.085cm" svg:x2="2.446cm" svg:y2="11.77cm" draw:start-shape="id22" draw:start-glue-point="2" draw:end-shape="id18" draw:end-glue-point="0" svg:d="m3657 11085v91h-1211v594" svg:viewBox="0 0 1212 686">
          <text:p/>
        </draw:connector>
        <draw:connector draw:style-name="gr8" draw:text-style-name="P1" draw:layer="layout" draw:line-skew="-0.652cm" svg:x1="3.657cm" svg:y1="11.085cm" svg:x2="5.047cm" svg:y2="12.571cm" draw:start-shape="id22" draw:start-glue-point="2" draw:end-shape="id20" draw:end-glue-point="0" svg:d="m3657 11085v91h1390v1395" svg:viewBox="0 0 1391 1487">
          <text:p/>
        </draw:connector>
        <draw:frame draw:style-name="gr16" draw:text-style-name="P4" draw:layer="layout" svg:width="3.131cm" svg:height="0.645cm" svg:x="0.859cm" svg:y="14.719cm">
          <draw:text-box>
            <text:p><text:span text:style-name="T3">Center of Mass</text:span></text:p>
          </draw:text-box>
        </draw:frame>
        <draw:frame draw:style-name="gr17" draw:text-style-name="P4" draw:layer="layout" svg:width="2.911cm" svg:height="1.433cm" svg:x="3.906cm" svg:y="14.92cm">
          <draw:text-box>
            <text:p><text:span text:style-name="T3">Projected Center of </text:span></text:p>
            <text:p><text:span text:style-name="T3">Mass</text:span></text:p>
          </draw:text-box>
        </draw:frame>
        <draw:connector draw:style-name="gr8" draw:text-style-name="P1" draw:layer="layout" svg:x1="14.514cm" svg:y1="9.46cm" svg:x2="6.058cm" svg:y2="10.671cm" draw:start-shape="id11" draw:start-glue-point="6" draw:end-shape="id23" draw:end-glue-point="11" svg:d="m14514 9460h-3725v1211h-4731" svg:viewBox="0 0 8457 1212">
          <text:p/>
        </draw:connector>
        <draw:custom-shape draw:style-name="gr1" draw:text-style-name="P1" draw:layer="layout" svg:width="0.774cm" svg:height="0.777cm" svg:x="0.496cm" svg:y="7.4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5" draw:layer="layout" svg:width="9.444cm" svg:height="0.762cm" svg:x="1.478cm" svg:y="7.356cm">
          <draw:text-box>
            <text:p><text:span text:style-name="T2">osgDart::SkeletonVisuals </text:span><text:span text:style-name="T4">(CoM, Proj.CoM, etc)</text:span></text:p>
          </draw:text-box>
        </draw:frame>
        <presentation:notes draw:style-name="dp2">
          <draw:page-thumbnail draw:style-name="gr1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te </meta:initial-creator>
    <meta:creation-date>2014-03-24T11:27:57</meta:creation-date>
    <dc:date>2014-03-24T12:27:49</dc:date>
    <dc:creator>pete </dc:creator>
    <meta:editing-duration>PT18M2S</meta:editing-duration>
    <meta:editing-cycles>5</meta:editing-cycles>
    <meta:generator>LibreOffice/3.5$Linux_X86_64 LibreOffice_project/350m1$Build-2</meta:generator>
    <meta:document-statistic meta:object-count="92"/>
  </office:meta>
</office:document-meta>
</file>